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yle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yle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yle.Style( String typ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yle.Style( String typ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yle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yle.Styl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yle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yle.setMedia( String medi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yle.se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yle.Sty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yle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